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position="super 58%" fo:font-size="44pt" style:font-size-asian="44pt" style:font-size-complex="44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7cm" svg:x="1.471cm" svg:y="8.255cm" presentation:class="title" presentation:user-transformed="true">
          <draw:text-box>
            <text:p>Project Present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ates</text:p>
          </draw:text-box>
        </draw:frame>
        <draw:custom-shape draw:style-name="gr2" draw:text-style-name="P2" draw:layer="layout" svg:width="10.795cm" svg:height="7.62cm" svg:x="1.905cm" svg:y="4.32cm">
          <text:p text:style-name="P1"><text:span text:style-name="T1">Thursday</text:span></text:p>
          <text:p text:style-name="P1"><text:span text:style-name="T1">Dec 2</text:span><text:span text:style-name="T2">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795cm" svg:height="7.62cm" svg:x="14.306cm" svg:y="4.32cm">
          <text:p text:style-name="P1"><text:span text:style-name="T1">Thursday</text:span></text:p>
          <text:p text:style-name="P1"><text:span text:style-name="T1">Dec 9</text:span><text:span text:style-name="T2">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795cm" svg:height="7.62cm" svg:x="8.255cm" svg:y="11.435cm">
          <text:p text:style-name="P1"><text:span text:style-name="T1">Monday</text:span></text:p>
          <text:p text:style-name="P1"><text:span text:style-name="T1">Dec 6</text:span><text:span text:style-name="T2">th</text:span><text:span text:style-name="T1"> </text:span></text:p>
          <text:p text:style-name="P1"><text:span text:style-name="T1">C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ption A</text:p>
          </draw:text-box>
        </draw:frame>
        <draw:custom-shape draw:style-name="gr2" draw:text-style-name="P2" draw:layer="layout" svg:width="10.795cm" svg:height="7.62cm" svg:x="1.905cm" svg:y="5.22cm">
          <text:p text:style-name="P1"><text:span text:style-name="T1">Thursday</text:span></text:p>
          <text:p text:style-name="P1"><text:span text:style-name="T1">Dec 2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795cm" svg:height="7.62cm" svg:x="14.306cm" svg:y="5.22cm">
          <text:p text:style-name="P1"><text:span text:style-name="T1">Thursday</text:span></text:p>
          <text:p text:style-name="P1"><text:span text:style-name="T1">Dec 9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525cm" svg:height="3.81cm" svg:x="2.54cm" svg:y="13.475cm">
          <text:p text:style-name="P1"><text:span text:style-name="T1">9 Group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25cm" svg:height="3.81cm" svg:x="15.141cm" svg:y="13.475cm">
          <text:p text:style-name="P1"><text:span text:style-name="T1">9 Grou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ption B</text:p>
          </draw:text-box>
        </draw:frame>
        <draw:custom-shape draw:style-name="gr2" draw:text-style-name="P2" draw:layer="layout" svg:width="10.795cm" svg:height="7.62cm" svg:x="1.905cm" svg:y="5.22cm">
          <text:p text:style-name="P1"><text:span text:style-name="T1">Thursday</text:span></text:p>
          <text:p text:style-name="P1"><text:span text:style-name="T1">Dec 2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795cm" svg:height="7.62cm" svg:x="14.306cm" svg:y="5.22cm">
          <text:p text:style-name="P1"><text:span text:style-name="T1">Thursday</text:span></text:p>
          <text:p text:style-name="P1"><text:span text:style-name="T1">Dec 9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525cm" svg:height="3.81cm" svg:x="2.54cm" svg:y="13.475cm">
          <text:p text:style-name="P1"><text:span text:style-name="T1">0 Group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25cm" svg:height="3.81cm" svg:x="15.141cm" svg:y="13.475cm">
          <text:p text:style-name="P1"><text:span text:style-name="T1">18 Grou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ption C</text:p>
          </draw:text-box>
        </draw:frame>
        <draw:custom-shape draw:style-name="gr2" draw:text-style-name="P2" draw:layer="layout" svg:width="10.795cm" svg:height="7.62cm" svg:x="1.905cm" svg:y="5.22cm">
          <text:p text:style-name="P1"><text:span text:style-name="T1">Thursday</text:span></text:p>
          <text:p text:style-name="P1"><text:span text:style-name="T1">Dec 2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795cm" svg:height="7.62cm" svg:x="14.306cm" svg:y="5.22cm">
          <text:p text:style-name="P1"><text:span text:style-name="T1">Thursday</text:span></text:p>
          <text:p text:style-name="P1"><text:span text:style-name="T1">Dec 9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525cm" svg:height="3.81cm" svg:x="2.54cm" svg:y="13.475cm">
          <text:p text:style-name="P1"><text:span text:style-name="T1">6 Group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25cm" svg:height="3.81cm" svg:x="15.141cm" svg:y="13.475cm">
          <text:p text:style-name="P1"><text:span text:style-name="T1">12 Group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hursday Dec 2nd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Group 15 </text:p>
                <text:list>
                  <text:list-item>
                    <text:p>Reilly</text:p>
                  </text:list-item>
                </text:list>
              </text:list-item>
              <text:list-item>
                <text:p>Group 5 <text:tab/> </text:p>
                <text:list>
                  <text:list-item>
                    <text:p>Chris</text:p>
                  </text:list-item>
                </text:list>
              </text:list-item>
              <text:list-item>
                <text:p>Group 13</text:p>
                <text:list>
                  <text:list-item>
                    <text:p>Graylin</text:p>
                  </text:list-item>
                </text:list>
              </text:list-item>
              <text:list-item>
                <text:p>Group 6</text:p>
                <text:list>
                  <text:list-item>
                    <text:p>Tim Horton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Group</text:p>
                <text:list>
                  <text:list-item>
                    <text:p>Nate</text:p>
                  </text:list-item>
                </text:list>
              </text:list-item>
              <text:list-item>
                <text:p>Group</text:p>
                <text:list>
                  <text:list-item>
                    <text:p>Matt A.</text:p>
                  </text:list-item>
                </text:list>
              </text:list-item>
              <text:list-item>
                <text:p>Group</text:p>
                <text:list>
                  <text:list-item>
                    <text:p>John Beh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hursday Dec 9<text:span text:style-name="T3">th</text:span> </text:p>
          </draw:text-box>
        </draw:frame>
        <draw:frame presentation:style-name="pr5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Group 18</text:p>
                <text:list>
                  <text:list-item>
                    <text:p>Peter Hajas</text:p>
                  </text:list-item>
                </text:list>
              </text:list-item>
              <text:list-item>
                <text:p>Group 20</text:p>
                <text:list>
                  <text:list-item>
                    <text:p>Joe Morea</text:p>
                  </text:list-item>
                </text:list>
              </text:list-item>
              <text:list-item>
                <text:p>Group 4</text:p>
                <text:list>
                  <text:list-item>
                    <text:p>Sam Johnson</text:p>
                  </text:list-item>
                </text:list>
              </text:list-item>
              <text:list-item>
                <text:p>Group 16</text:p>
                <text:list>
                  <text:list-item>
                    <text:p>Roy Yu, You Wang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Group 1</text:p>
                <text:list>
                  <text:list-item>
                    <text:p>Paul Ignatenko</text:p>
                  </text:list-item>
                </text:list>
              </text:list-item>
              <text:list-item>
                <text:p>Group 9</text:p>
                <text:list>
                  <text:list-item>
                    <text:p>Patrick Stetter</text:p>
                  </text:list-item>
                </text:list>
              </text:list-item>
              <text:list-item>
                <text:p>Group ? </text:p>
                <text:list>
                  <text:list-item>
                    <text:p>Dan</text:p>
                  </text:list-item>
                </text:list>
              </text:list-item>
              <text:list-item>
                <text:p>Group 10</text:p>
                <text:list>
                  <text:list-item>
                    <text:p>Matt Per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hursday Dec 9<text:span text:style-name="T3">th</text:span> </text:p>
          </draw:text-box>
        </draw:frame>
        <draw:frame presentation:style-name="pr5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Group 18</text:p>
                <text:list>
                  <text:list-item>
                    <text:p>Chad Ruhle</text:p>
                  </text:list-item>
                </text:list>
              </text:list-item>
              <text:list-item>
                <text:p>Group 11</text:p>
                <text:list>
                  <text:list-item>
                    <text:p>Luke Perkins</text:p>
                  </text:list-item>
                </text:list>
              </text:list-item>
              <text:list-item>
                <text:p>Group 12 </text:p>
                <text:list>
                  <text:list-item>
                    <text:p>Tim, Jamie, Patrick</text:p>
                  </text:list-item>
                </text:list>
              </text:list-item>
              <text:list-item>
                <text:p>Group 19</text:p>
                <text:list>
                  <text:list-item>
                    <text:p>Jeff Copera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Group 17</text:p>
                <text:list>
                  <text:list-item>
                    <text:p>Alex Wodeck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is Ibanez</meta:initial-creator>
    <meta:creation-date>2010-11-29T15:45:39</meta:creation-date>
    <meta:editing-duration>PT04H20M33S</meta:editing-duration>
    <meta:editing-cycles>15</meta:editing-cycles>
    <dc:date>2010-12-09T18:15:10</dc:date>
    <dc:creator>Luis Ibanez</dc:creator>
    <meta:generator>OpenOffice.org/3.2$Unix OpenOffice.org_project/320m12$Build-9483</meta:generator>
    <meta:document-statistic meta:object-count="66"/>
  </office:meta>
</office:document-meta>
</file>